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8.019cm"/>
    </style:style>
    <style:style style:name="co5" style:family="table-column">
      <style:table-column-properties fo:break-before="auto" style:column-width="10.682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663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ff3333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1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image de fond et texte insuffisant</text:p>
          </table:table-cell>
          <table:table-cell office:value-type="string">
            <text:p>le contraste est trop faible entre les 2 et le texte est difficilement lisible</text:p>
          </table:table-cell>
          <table:table-cell office:value-type="string">
            <text:p>avoir un contraste avec un ratio min de 4:9 1</text:p>
          </table:table-cell>
          <table:table-cell table:style-name="ce5" office:value-type="string">
            <text:p>Eclaircir l'image en arrière plan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Image trouble </text:p>
          </table:table-cell>
          <table:table-cell office:value-type="string">
            <text:p>Les images de fond sont trouble ce qui peux causer un soucis pour les personnes malvoyantes</text:p>
          </table:table-cell>
          <table:table-cell office:value-type="string">
            <text:p>les images de fond doivent un minimum être nettes</text:p>
          </table:table-cell>
          <table:table-cell table:style-name="ce6" office:value-type="string">
            <text:p>a revoir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quand on est sur la page d'accueil on a pas de title</text:p>
          </table:table-cell>
          <table:table-cell office:value-type="string">
            <text:p>la balise meta title est un point</text:p>
          </table:table-cell>
          <table:table-cell office:value-type="string">
            <text:p>créer un titre pertinent et inférieur a 600px (ou 70 caractères)</text:p>
          </table:table-cell>
          <table:table-cell table:style-name="ce7" office:value-type="string">
            <text:p>Créer un titre pour les pages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s pages ne contiennent pas le sujet des pages </text:p>
          </table:table-cell>
          <table:table-cell office:value-type="string">
            <text:p>Les pages doivent contenir le sujet des pages</text:p>
          </table:table-cell>
          <table:table-cell table:style-name="ce8" office:value-type="string">
            <text:p>renommer page 2 « contact »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 contenu n'est pas segmenté en plusieurs H2 et les titres sont mal placé</text:p>
          </table:table-cell>
          <table:table-cell office:value-type="string">
            <text:p>Segmenter le contenu en plusieurs balises H2</text:p>
          </table:table-cell>
          <table:table-cell table:style-name="ce6" office:value-type="string">
            <text:p>Mettre les H3 en P <text:s/>et des H2 à la bonne place mieux expliquer)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Bourrage de mots clés </text:p>
          </table:table-cell>
          <table:table-cell office:value-type="string">
            <text:p>ne pas mettre trop de mots clé sur la balise alt des images </text:p>
          </table:table-cell>
          <table:table-cell table:style-name="ce9" office:value-type="string">
            <text:p>Utiliser du texte qui explique le contenu de l'imag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vide </text:p>
          </table:table-cell>
          <table:table-cell table:style-name="ce4" office:value-type="string">
            <text:p>balise meta name description vide</text:p>
          </table:table-cell>
          <table:table-cell office:value-type="string">
            <text:p>il faut entre 132 et 160 caractères dans cette balise</text:p>
          </table:table-cell>
          <table:table-cell table:style-name="ce8" office:value-type="string">
            <text:p>Description de 132 a 160 caractères mis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visibilité du titre </text:p>
          </table:table-cell>
          <table:table-cell office:value-type="string">
            <text:p>pas de titre H1 visible sur la page de contact</text:p>
          </table:table-cell>
          <table:table-cell office:value-type="string">
            <text:p>rendre le titre h1 visible </text:p>
          </table:table-cell>
          <table:table-cell table:style-name="ce8" office:value-type="string">
            <text:p>couleur changée dans tc_whit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incipales recommandations </text:p>
          </table:table-cell>
          <table:table-cell office:value-type="string">
            <text:p>certains textes sont coupés dans la version tablette et pc sur la page 2 par exemple</text:p>
          </table:table-cell>
          <table:table-cell office:value-type="string">
            <text:p>tous les éléments du sites doivent être accessibles <text:s/>quelque soit la taille de l'écran</text:p>
          </table:table-cell>
          <table:table-cell table:style-name="ce6" office:value-type="string">
            <text:p>rendre le site responsive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incohérence dans les liens externes</text:p>
          </table:table-cell>
          <table:table-cell office:value-type="string">
            <text:p>Beaucoups de liens n'ont rien a voir avec le theme du site </text:p>
          </table:table-cell>
          <table:table-cell office:value-type="string">
            <text:p>nettoyer les liens externes et laisser <text:s/>ceux qui ont un lien avec le theme du site et des réseaux sociaux</text:p>
          </table:table-cell>
          <table:table-cell table:style-name="ce8" office:value-type="string">
            <text:p>les liens doivent être nettoyés !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fichier robots.txt</text:p>
          </table:table-cell>
          <table:table-cell office:value-type="string">
            <text:p>Les robots n'ont aucune indication pour l'indexation du dossier</text:p>
          </table:table-cell>
          <table:table-cell office:value-type="string">
            <text:p>Créer un fichier robots.txt qui permet l'indexation</text:p>
          </table:table-cell>
          <table:table-cell table:style-name="ce10" office:value-type="string">
            <text:p>Le fichier robots.txt est créé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Aucun mots clé dans la balise keyword sur la page 2 </text:p>
          </table:table-cell>
          <table:table-cell office:value-type="string">
            <text:p>Mettre quelque mots clés mais sans dépasser 10</text:p>
          </table:table-cell>
          <table:table-cell table:style-name="ce8" office:value-type="string">
            <text:p>Mots clés ajouté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supprimer les paragraphes cachés ou sont indiqués des mots clé </text:p>
          </table:table-cell>
          <table:table-cell office:value-type="string">
            <text:p>effacer les div avec la class keyword </text:p>
          </table:table-cell>
          <table:table-cell table:style-name="ce8" office:value-type="string">
            <text:p>Supprimer les textes cachés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ue absente dans le html</text:p>
          </table:table-cell>
          <table:table-cell office:value-type="string">
            <text:p>mettre la langue de la page au cas ou le site deviendrait multilingue</text:p>
          </table:table-cell>
          <table:table-cell office:value-type="string">
            <text:p>mettre lang=  « fr »</text:p>
          </table:table-cell>
          <table:table-cell table:style-name="ce8" office:value-type="string">
            <text:p>langue modifié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balise meta name keyword inutile</text:p>
          </table:table-cell>
          <table:table-cell office:value-type="string">
            <text:p>supprimer la balise</text:p>
          </table:table-cell>
          <table:table-cell table:style-name="ce8" office:value-type="string">
            <text:p>balise supprimé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oblème de chargement</text:p>
          </table:table-cell>
          <table:table-cell office:value-type="string">
            <text:p>les scripts ralentissent le navigateur</text:p>
          </table:table-cell>
          <table:table-cell office:value-type="string">
            <text:p>utiliser l'attribut async pour charger les scripts en arrière plan <text:s/>(de manière asynchrone)</text:p>
          </table:table-cell>
          <table:table-cell table:style-name="ce8" office:value-type="string">
            <text:p>async ajouté</text:p>
          </table:table-cell>
          <table:table-cell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balise canonique ce qui limite l'indexation</text:p>
          </table:table-cell>
          <table:table-cell office:value-type="string">
            <text:p>une balise canonique est necessaire pour améliorer l'indexation et éviter les doublons</text:p>
          </table:table-cell>
          <table:table-cell office:value-type="string">
            <text:p>créer une balise canonique</text:p>
          </table:table-cell>
          <table:table-cell table:style-name="ce8" office:value-type="string">
            <text:p>Balise canonique ajoutée avec url relativ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ss trop long</text:p>
          </table:table-cell>
          <table:table-cell office:value-type="string">
            <text:p>si un site contient moins de CSS <text:s/>il sera chargé plus rapidement</text:p>
          </table:table-cell>
          <table:table-cell office:value-type="string">
            <text:p>allez sur csscompressor.com <text:s/>pour réduire le css</text:p>
          </table:table-cell>
          <table:table-cell table:style-name="ce8" office:value-type="string">
            <text:p>css récupéré pour csscompressor.org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14/01/2023</text:date>, <text:time>19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4T19:12:34.96</dc:date>
    <dc:creator>j m</dc:creator>
    <meta:generator>OpenOffice/4.1.13$Win32 OpenOffice.org_project/4113m1$Build-9810</meta:generator>
    <meta:editing-duration>PT9H15M16S</meta:editing-duration>
    <meta:editing-cycles>7</meta:editing-cycles>
    <meta:document-statistic meta:table-count="1" meta:cell-count="99" meta:object-count="0"/>
  </office:meta>
</office:document-meta>
</file>